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ourier 10 Pitch" officeooo:rsid="00066db4" officeooo:paragraph-rsid="0003c7af"/>
    </style:style>
    <style:style style:name="P2" style:family="paragraph" style:parent-style-name="Standard">
      <style:paragraph-properties>
        <style:tab-stops/>
      </style:paragraph-properties>
      <style:text-properties style:font-name="Courier 10 Pitch" officeooo:rsid="00076d13" officeooo:paragraph-rsid="0003c7af"/>
    </style:style>
    <style:style style:name="P3" style:family="paragraph" style:parent-style-name="Standard">
      <style:text-properties style:font-name="Courier 10 Pitch" officeooo:rsid="00076d13" officeooo:paragraph-rsid="0003c7af"/>
    </style:style>
    <style:style style:name="P4" style:family="paragraph" style:parent-style-name="Standard">
      <style:text-properties style:font-name="Courier 10 Pitch" officeooo:rsid="000b5b64" officeooo:paragraph-rsid="0003c7af"/>
    </style:style>
    <style:style style:name="P5" style:family="paragraph" style:parent-style-name="Standard">
      <style:text-properties style:font-name="Courier 10 Pitch" officeooo:rsid="0009a247" officeooo:paragraph-rsid="0003c7af"/>
    </style:style>
    <style:style style:name="P6" style:family="paragraph" style:parent-style-name="Standard">
      <style:text-properties style:font-name="Courier 10 Pitch" officeooo:rsid="000be3f2" officeooo:paragraph-rsid="0003c7af"/>
    </style:style>
    <style:style style:name="P7" style:family="paragraph" style:parent-style-name="Standard">
      <style:paragraph-properties>
        <style:tab-stops/>
      </style:paragraph-properties>
      <style:text-properties style:font-name="Courier 10 Pitch" officeooo:rsid="0018c08d" officeooo:paragraph-rsid="0003c7af"/>
    </style:style>
    <style:style style:name="P8" style:family="paragraph" style:parent-style-name="Standard">
      <style:paragraph-properties>
        <style:tab-stops/>
      </style:paragraph-properties>
      <style:text-properties style:font-name="Courier 10 Pitch" officeooo:rsid="0018c08d" officeooo:paragraph-rsid="0004f497"/>
    </style:style>
    <style:style style:name="P9" style:family="paragraph" style:parent-style-name="Standard">
      <style:text-properties style:font-name="Courier 10 Pitch" officeooo:rsid="0018c08d" officeooo:paragraph-rsid="0003c7af"/>
    </style:style>
    <style:style style:name="P10" style:family="paragraph" style:parent-style-name="Standard">
      <style:text-properties style:font-name="Courier 10 Pitch" officeooo:rsid="0006553a" officeooo:paragraph-rsid="0003c7af"/>
    </style:style>
    <style:style style:name="P11" style:family="paragraph" style:parent-style-name="Standard">
      <style:paragraph-properties>
        <style:tab-stops/>
      </style:paragraph-properties>
      <style:text-properties style:font-name="Courier 10 Pitch" officeooo:rsid="000b83fa" officeooo:paragraph-rsid="0003c7af"/>
    </style:style>
    <style:style style:name="P12" style:family="paragraph" style:parent-style-name="Standard">
      <style:text-properties style:font-name="Courier 10 Pitch" officeooo:rsid="0003c7af" officeooo:paragraph-rsid="0003c7af"/>
    </style:style>
    <style:style style:name="T1" style:family="text">
      <style:text-properties officeooo:rsid="0018c08d"/>
    </style:style>
    <style:style style:name="T2" style:family="text">
      <style:text-properties officeooo:rsid="0006b9b7"/>
    </style:style>
    <style:style style:name="T3" style:family="text">
      <style:text-properties officeooo:rsid="000b5b64"/>
    </style:style>
    <style:style style:name="T4" style:family="text">
      <style:text-properties officeooo:rsid="000b83fa"/>
    </style:style>
    <style:style style:name="T5" style:family="text">
      <style:text-properties officeooo:rsid="0003c7af"/>
    </style:style>
    <style:style style:name="T6" style:family="text">
      <style:text-properties officeooo:rsid="0004f4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unión: numero <text:span text:style-name="T5">8</text:span></text:p>
      <text:p text:style-name="P3"/>
      <text:p text:style-name="P3">Fecha: <text:span text:style-name="T5">30</text:span> de <text:span text:style-name="T2">Septiembre </text:span>del 2014 </text:p>
      <text:p text:style-name="P3"/>
      <text:p text:style-name="P3">Hora: <text:span text:style-name="T1">5</text:span>:00 <text:span text:style-name="T5">Pm</text:span> </text:p>
      <text:p text:style-name="P4"/>
      <text:p text:style-name="P3">Lugar: <text:span text:style-name="T3">Biblioteca FEI</text:span></text:p>
      <text:p text:style-name="P3"/>
      <text:p text:style-name="P5">Integrantes</text:p>
      <text:p text:style-name="P5">Guadalupe Yanez Cosquilla</text:p>
      <text:p text:style-name="P6"><text:span text:style-name="T3">Alfredo Ramirez Anastacio</text:span> </text:p>
      <text:p text:style-name="P4">Rosa Adriana Gomez Arcos</text:p>
      <text:p text:style-name="P4"/>
      <text:p text:style-name="P3">Objetivos de la reunión:</text:p>
      <text:p text:style-name="P12">Iniciar con los diagramas de secuencia y hacer modificaciones necesarios si hace falta.</text:p>
      <text:p text:style-name="P9"/>
      <text:p text:style-name="P9"/>
      <text:p text:style-name="P3">Puntos a Discutir:</text:p>
      <text:p text:style-name="P10">1.- <text:span text:style-name="T1">Modificación de descripción caso de uso pagos </text:span><text:s/></text:p>
      <text:p text:style-name="P10">2.- <text:s/><text:span text:style-name="T5">Modificación Prototipo y diagrama de robustez de pagos <text:s text:c="2"/></text:span></text:p>
      <text:p text:style-name="P9">3.- <text:span text:style-name="T5">Crear diagrama de secuencia </text:span></text:p>
      <text:p text:style-name="P3"/>
      <text:p text:style-name="P3">Acuerdos:</text:p>
      <text:p text:style-name="P9"/>
      <text:p text:style-name="P2"/>
      <text:p text:style-name="P7">Actividades Realizadas:</text:p>
      <text:p text:style-name="P7">1.- Modificaciones <text:span text:style-name="T5">de lo mencionado Recursos: Guadalupe yañez </text:span></text:p>
      <text:p text:style-name="P11"/>
      <text:p text:style-name="P7">2.-<text:span text:style-name="T5">Creación de Diagramas de secuencia Recursos: Guadalupe Yañez </text:span></text:p>
      <text:p text:style-name="P7"/>
      <text:p text:style-name="P2">Actividades <text:span text:style-name="T1">a Entregar el día 03/10/14</text:span>:</text:p>
      <text:p text:style-name="P1">1.- <text:span text:style-name="T1">Diagramas de Secuencia </text:span></text:p>
      <text:p text:style-name="P11">Recursos: Alfredo, Guadalupe, Rosa Adriana </text:p>
      <text:p text:style-name="P7">2.- Modelo Relacional</text:p>
      <text:p text:style-name="P7">Recursos: Guadalupe</text:p>
      <text:p text:style-name="P7">3.- Investigación de Manejador de BD, cada quien investigara opciones. Recursos:<text:span text:style-name="T4">Alfredo, Guadalupe, Rosa Adriana </text:span></text:p>
      <text:p text:style-name="P2">Actividades a Elaborar: </text:p>
      <text:p text:style-name="P8"><text:span text:style-name="T6">1</text:span>.- Modelo Relacional</text:p>
      <text:p text:style-name="P8">Recursos: Guadalupe</text:p>
      <text:p text:style-name="P8"><text:span text:style-name="T6">2</text:span>.- Investigación de Manejador de BD, cada quien investigara opciones. Recursos:<text:span text:style-name="T4">Alfredo, Guadalupe, Rosa Adrian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8:42:49.992139103</meta:creation-date>
    <dc:date>2014-10-03T18:49:54.864211487</dc:date>
    <meta:editing-duration>PT27S</meta:editing-duration>
    <meta:editing-cycles>2</meta:editing-cycles>
    <meta:generator>LibreOffice/4.2.6.3$Linux_x86 LibreOffice_project/420m0$Build-3</meta:generator>
    <meta:document-statistic meta:table-count="0" meta:image-count="0" meta:object-count="0" meta:page-count="1" meta:paragraph-count="28" meta:word-count="143" meta:character-count="1042" meta:non-whitespace-character-count="910"/>
  </office:meta>
</office:document-meta>
</file>